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773" officeooo:paragraph-rsid="00084773"/>
    </style:style>
    <style:style style:name="P2" style:family="paragraph" style:parent-style-name="Standard">
      <style:text-properties officeooo:rsid="00084773" officeooo:paragraph-rsid="000d76d0"/>
    </style:style>
    <style:style style:name="P3" style:family="paragraph" style:parent-style-name="Standard">
      <style:text-properties officeooo:rsid="000a231c" officeooo:paragraph-rsid="000a231c"/>
    </style:style>
    <style:style style:name="P4" style:family="paragraph" style:parent-style-name="Standard">
      <style:text-properties officeooo:rsid="000b3342" officeooo:paragraph-rsid="000b3342"/>
    </style:style>
    <style:style style:name="P5" style:family="paragraph" style:parent-style-name="Standard">
      <style:text-properties officeooo:rsid="000b3342" officeooo:paragraph-rsid="000d76d0"/>
    </style:style>
    <style:style style:name="P6" style:family="paragraph" style:parent-style-name="Standard">
      <style:text-properties officeooo:rsid="000b3342" officeooo:paragraph-rsid="000e2a32"/>
    </style:style>
    <style:style style:name="P7" style:family="paragraph" style:parent-style-name="Standard">
      <style:text-properties officeooo:rsid="000b3342" officeooo:paragraph-rsid="000e9cb3"/>
    </style:style>
    <style:style style:name="P8" style:family="paragraph" style:parent-style-name="Standard">
      <style:text-properties officeooo:rsid="000b3342" officeooo:paragraph-rsid="00136364"/>
    </style:style>
    <style:style style:name="P9" style:family="paragraph" style:parent-style-name="Standard">
      <style:text-properties officeooo:rsid="000b3342" officeooo:paragraph-rsid="00150788"/>
    </style:style>
    <style:style style:name="P10" style:family="paragraph" style:parent-style-name="Standard">
      <style:text-properties officeooo:rsid="000b3342" officeooo:paragraph-rsid="0015c825"/>
    </style:style>
    <style:style style:name="P11" style:family="paragraph" style:parent-style-name="Standard">
      <style:text-properties officeooo:rsid="000b3342" officeooo:paragraph-rsid="001912ae"/>
    </style:style>
    <style:style style:name="P12" style:family="paragraph" style:parent-style-name="Standard">
      <style:text-properties officeooo:rsid="000d76d0" officeooo:paragraph-rsid="000d76d0"/>
    </style:style>
    <style:style style:name="P13" style:family="paragraph" style:parent-style-name="Standard">
      <style:text-properties officeooo:rsid="000e2a32" officeooo:paragraph-rsid="000e2a32"/>
    </style:style>
    <style:style style:name="P14" style:family="paragraph" style:parent-style-name="Standard">
      <style:text-properties officeooo:rsid="00103576" officeooo:paragraph-rsid="00103576"/>
    </style:style>
    <style:style style:name="P15" style:family="paragraph" style:parent-style-name="Standard">
      <style:text-properties officeooo:rsid="0015c825" officeooo:paragraph-rsid="0015c825"/>
    </style:style>
    <style:style style:name="P16" style:family="paragraph" style:parent-style-name="Standard">
      <style:text-properties officeooo:rsid="0017a84b" officeooo:paragraph-rsid="0017a84b"/>
    </style:style>
    <style:style style:name="P17" style:family="paragraph" style:parent-style-name="Standard">
      <style:text-properties officeooo:rsid="00192766" officeooo:paragraph-rsid="00192766"/>
    </style:style>
    <style:style style:name="P18" style:family="paragraph" style:parent-style-name="Standard">
      <style:text-properties officeooo:rsid="00084773" officeooo:paragraph-rsid="000d4c7b"/>
    </style:style>
    <style:style style:name="P19" style:family="paragraph" style:parent-style-name="Standard">
      <style:text-properties officeooo:rsid="00084773" officeooo:paragraph-rsid="000d76d0"/>
    </style:style>
    <style:style style:name="P20" style:family="paragraph" style:parent-style-name="Standard">
      <style:text-properties officeooo:rsid="00084773" officeooo:paragraph-rsid="000e2a32"/>
    </style:style>
    <style:style style:name="P21" style:family="paragraph" style:parent-style-name="Standard">
      <style:text-properties officeooo:rsid="00084773" officeooo:paragraph-rsid="000e9cb3"/>
    </style:style>
    <style:style style:name="P22" style:family="paragraph" style:parent-style-name="Standard">
      <style:text-properties officeooo:rsid="00084773" officeooo:paragraph-rsid="0011e324"/>
    </style:style>
    <style:style style:name="P23" style:family="paragraph" style:parent-style-name="Standard">
      <style:text-properties officeooo:rsid="00084773" officeooo:paragraph-rsid="00136364"/>
    </style:style>
    <style:style style:name="P24" style:family="paragraph" style:parent-style-name="Standard">
      <style:text-properties officeooo:rsid="00084773" officeooo:paragraph-rsid="00150788"/>
    </style:style>
    <style:style style:name="P25" style:family="paragraph" style:parent-style-name="Standard">
      <style:text-properties officeooo:rsid="00084773" officeooo:paragraph-rsid="0015c825"/>
    </style:style>
    <style:style style:name="P26" style:family="paragraph" style:parent-style-name="Standard">
      <style:text-properties officeooo:rsid="00084773" officeooo:paragraph-rsid="0017a84b"/>
    </style:style>
    <style:style style:name="P27" style:family="paragraph" style:parent-style-name="Standard">
      <style:text-properties officeooo:rsid="00084773" officeooo:paragraph-rsid="001912ae"/>
    </style:style>
    <style:style style:name="P28" style:family="paragraph" style:parent-style-name="Standard">
      <style:text-properties officeooo:rsid="00084773" officeooo:paragraph-rsid="00192766"/>
    </style:style>
    <style:style style:name="P29" style:family="paragraph" style:parent-style-name="Standard">
      <style:text-properties officeooo:rsid="00136364" officeooo:paragraph-rsid="00136364"/>
    </style:style>
    <style:style style:name="T1" style:family="text">
      <style:text-properties officeooo:rsid="000a231c"/>
    </style:style>
    <style:style style:name="T2" style:family="text">
      <style:text-properties officeooo:rsid="000d0a63"/>
    </style:style>
    <style:style style:name="T3" style:family="text">
      <style:text-properties officeooo:rsid="000d76d0"/>
    </style:style>
    <style:style style:name="T4" style:family="text">
      <style:text-properties officeooo:rsid="0011e324"/>
    </style:style>
    <style:style style:name="T5" style:family="text">
      <style:text-properties officeooo:rsid="0017a8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.3)</text:p>
      <text:p text:style-name="P3">→ sur linux cela fonctionne bien</text:p>
      <text:p text:style-name="P3">→ sur windows il faut utiliser des paramètres : route print -4 10.1.*</text:p>
      <text:p text:style-name="P3"/>
      <text:p text:style-name="P1"/>
      <text:p text:style-name="P1">I.4)</text:p>
      <text:p text:style-name="P1">→ depuis G1 ping 10.1.121.254</text:p>
      <text:p text:style-name="P1">→ depuis D1 ping 10.1.122.254</text:p>
      <text:p text:style-name="P1">→<text:span text:style-name="T1"> G1 arrive a ping S1 et D1 arrive a ping S1</text:span></text:p>
      <text:p text:style-name="P1"/>
      <text:p text:style-name="P1">→<text:span text:style-name="T1"> on observe une requete ICMP de G1 à S1 </text:span></text:p>
      <text:p text:style-name="P1"/>
      <text:p text:style-name="P1">No. <text:s text:c="4"/>Time <text:s text:c="10"/>Source <text:s text:c="15"/>Destination <text:s text:c="10"/>Protocol Length Info<text:line-break/> <text:s text:c="5"/>1 0.000000000 <text:s text:c="3"/>10.1.121.1 <text:s text:c="11"/>10.1.121.254 <text:s text:c="9"/>ICMP <text:s text:c="4"/>98 <text:s text:c="4"/>Echo (ping) request <text:s/>id=0x04f5, seq=1/256, ttl=64 (reply in 2)<text:line-break/><text:line-break/>Frame 1: 98 bytes on wire (784 bits), 98 bytes captured (784 bits) on interface 0<text:line-break/>Ethernet II, Src: HewlettP_10:e9:ec (d4:85:64:10:e9:ec), Dst: IntelCor_17:44:55 (68:05:ca:17:44:55) <text:line-break/>Internet Protocol Version 4, Src: 10.1.121.1, Dst: 10.1.121.254<text:line-break/>Internet Control Message Protocol<text:line-break/><text:line-break/>No. <text:s text:c="4"/>Time <text:s text:c="10"/>Source <text:s text:c="15"/>Destination <text:s text:c="10"/>Protocol Length Info<text:line-break/> <text:s text:c="5"/>2 0.000048422 <text:s text:c="3"/>10.1.121.254 <text:s text:c="9"/>10.1.121.1 <text:s text:c="11"/>ICMP <text:s text:c="4"/>98 <text:s text:c="4"/>Echo (ping) reply <text:s text:c="3"/>id=0x04f5, seq=1/256, ttl=64 (request in 1)</text:p>
      <text:p text:style-name="P1"/>
      <text:p text:style-name="P1">→<text:span text:style-name="T1"> connect : le réseau n’est pas accessible</text:span></text:p>
      <text:p text:style-name="P1">→<text:span text:style-name="T1"> capture vide</text:span></text:p>
      <text:p text:style-name="P1">→<text:span text:style-name="T1"> Le réseau 1 ne peut pas accéder au réseau 2. </text:span></text:p>
      <text:p text:style-name="P1"/>
      <text:p text:style-name="P4">I.5<text:span text:style-name="T2">)</text:span></text:p>
      <text:p text:style-name="P18">→ Il faut donc configurer les deux réseaux et le routeur S1 afin d’établir une connexion.</text:p>
      <text:p text:style-name="P2">→ ip route add default via 10.1.121.254</text:p>
      <text:p text:style-name="P2">→ réseau 1 : </text:p>
      <text:p text:style-name="P2">No. <text:s text:c="4"/>Time <text:s text:c="10"/>Source <text:s text:c="15"/>Destination <text:s text:c="10"/>Protocol Length Info<text:line-break/> <text:s text:c="5"/>1 0.000000000 <text:s text:c="3"/>10.1.121.1 <text:s text:c="11"/>10.1.122.1 <text:s text:c="9"/>ICMP <text:s text:c="4"/>98 <text:s text:c="4"/>Echo (ping) request <text:s/>id=0x04f5, seq=1/256, ttl=64 (no response)</text:p>
      <text:p text:style-name="P2"/>
      <text:p text:style-name="P5"><text:s text:c="5"/><text:span text:style-name="T3">réseau 2 : capture vide</text:span></text:p>
      <text:p text:style-name="P2">→100 % packet loss</text:p>
      <text:p text:style-name="P2">→ S1 n’est pas configurée en tant que routeur alors elle ne transmet pas la requete de G1 vers D1.</text:p>
      <text:p text:style-name="P12"/>
      <text:p text:style-name="P12">I.6)</text:p>
      <text:p text:style-name="P2">→sur les deux réseaux :</text:p>
      <text:p text:style-name="P20">No. <text:s text:c="4"/>Time <text:s text:c="10"/>Source <text:s text:c="15"/>Destination <text:s text:c="10"/>Protocol Length Info<text:line-break/> <text:s text:c="5"/>1 0.000000000 <text:s text:c="3"/>10.1.121.1 <text:s text:c="11"/>10.1.122.1 <text:s text:c="9"/>ICMP <text:s text:c="4"/>98 <text:s text:c="4"/>Echo (ping) request <text:s/>id=0x04f5, seq=1/256, ttl=64 (no response)</text:p>
      <text:p text:style-name="P6"/>
      <text:p text:style-name="P20">→Le packet envoyé depuis G1 passe par Eth1 de S1 puis est transmis à D1 par l’interface Eth2 mais D1 ne revoit pas de réponse.</text:p>
      <text:p text:style-name="P6"/>
      <text:p text:style-name="P13"/>
      <text:p text:style-name="P13"><text:soft-page-break/>I.7)</text:p>
      <text:p text:style-name="P20">→On doit configurer la passerelle par défaut de D1.</text:p>
      <text:p text:style-name="P20">→On doit toujours visualiser la même table de routage qu’avant mais avec une ligne en plus, celle de l’ip passerelle.</text:p>
      <text:p text:style-name="P21">→</text:p>
      <text:p text:style-name="P7"/>
      <text:p text:style-name="P21">→L’échange entre D1 et G1 s’effectue bien</text:p>
      <text:p text:style-name="P7"/>
      <text:p text:style-name="P7"/>
      <text:p text:style-name="P7"/>
      <text:p text:style-name="P14">II.<text:span text:style-name="T4">5</text:span>)</text:p>
      <text:p text:style-name="P14"/>
      <text:p text:style-name="P22">→Réseau 2 : capture vide</text:p>
      <text:p text:style-name="P23">→Réseau 1 : No. <text:s text:c="4"/>Time <text:s text:c="10"/>Source <text:s text:c="15"/>Destination <text:s text:c="10"/>Protocol Length Info<text:line-break/> <text:s text:c="5"/>1 0.000000000 <text:s text:c="3"/>10.1.121.1 <text:s text:c="11"/>10.1.133.1 <text:s text:c="11"/>ICMP <text:s text:c="4"/>98 <text:s text:c="4"/>Echo (ping) request <text:s/>id=0x05bc, seq=1/256, ttl=64 (no response found!)<text:line-break/><text:line-break/>Frame 1: 98 bytes on wire (784 bits), 98 bytes captured (784 bits) on interface 0<text:line-break/>Ethernet II, Src: HewlettP_10:e9:ec (d4:85:64:10:e9:ec), Dst: IntelCor_17:44:55 (68:05:ca:17:44:55)<text:line-break/>Internet Protocol Version 4, Src: 10.1.121.1, Dst: 10.1.133.1<text:line-break/>Internet Control Message Protocol<text:line-break/><text:line-break/>No. <text:s text:c="4"/>Time <text:s text:c="10"/>Source <text:s text:c="15"/>Destination <text:s text:c="10"/>Protocol Length Info<text:line-break/> <text:s text:c="5"/>2 0.000050632 <text:s text:c="3"/>10.1.121.254 <text:s text:c="9"/>10.1.121.1 <text:s text:c="11"/>ICMP <text:s text:c="4"/>126 <text:s text:c="3"/>Destination unreachable (Network unreachable)<text:line-break/></text:p>
      <text:p text:style-name="P23">→La machine S1 est autorisée à faire du routage mais elle ne connaît pas le réseau 3 et donc ne peut pas router le paquet. </text:p>
      <text:p text:style-name="P8"/>
      <text:p text:style-name="P29">II.6)<text:line-break/></text:p>
      <text:p text:style-name="P6"/>
      <text:p text:style-name="P24">→ la requete passe de res 1 à res 3 sans problème mais la réponse renvoyé par D1 est bloquée au routeur cisco.</text:p>
      <text:p text:style-name="P9"/>
      <text:p text:style-name="P15">III.2)</text:p>
      <text:p text:style-name="P25">→ 10.1.122.254</text:p>
      <text:p text:style-name="P25">→ Oui on devrait pouvoir rejoindre tous les réseaux à condition que S1 soit bien configuré.</text:p>
      <text:p text:style-name="P25">→3</text:p>
      <text:p text:style-name="P25">→ Eth0</text:p>
      <text:p text:style-name="P25">→ 10.254.0.254</text:p>
      <text:p text:style-name="P25">→ Il n’ y a pas de réseaux inaccessible</text:p>
      <text:p text:style-name="P10"/>
      <text:p text:style-name="P15">III.<text:span text:style-name="T5">4.1</text:span>)</text:p>
      <text:p text:style-name="P26">→</text:p>
      <text:p text:style-name="P26">ip addr flush eth0</text:p>
      <text:p text:style-name="P16">ip addr add 10.254.1.1/16 dev eth0</text:p>
      <text:p text:style-name="P16">ip link set up eth0</text:p>
      <text:p text:style-name="P16">ip route add default via 10.254.0.254</text:p>
      <text:p text:style-name="P16"/>
      <text:p text:style-name="P16">III.4.2)</text:p>
      <text:p text:style-name="P26"><text:soft-page-break/>→</text:p>
      <text:p text:style-name="P16">en</text:p>
      <text:p text:style-name="P16">conf t</text:p>
      <text:p text:style-name="P16">ip route 0.0.0.0 0.0.0.0 10.1.122.254</text:p>
      <text:p text:style-name="P16"/>
      <text:p text:style-name="P27">→no ip route 10.1.121.0 255.255.255.0 10.1.122.254</text:p>
      <text:p text:style-name="P11"/>
      <text:p text:style-name="P17">IV.2)</text:p>
      <text:p text:style-name="P28">→ 10.1.122.253</text:p>
      <text:p text:style-name="P28">→ oui</text:p>
      <text:p text:style-name="P28">→3</text:p>
      <text:p text:style-name="P28">→ fe0/0/0</text:p>
      <text:p text:style-name="P28">→ 10.254.0.254</text:p>
      <text:p text:style-name="P28">→ oui il faut mettre une route statique pour le réseau 1 : 10.1.121.0/24 10.1.122.25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2T13:02:26.558000000</meta:creation-date>
    <dc:date>2021-10-12T17:03:17.110000000</dc:date>
    <meta:editing-duration>PT1H28M17S</meta:editing-duration>
    <meta:editing-cycles>6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61" meta:word-count="553" meta:character-count="3773" meta:non-whitespace-character-count="2801"/>
  </office:meta>
</office:document-meta>
</file>